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office:value-type="string">
            <text:p>Darmstadt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Frankfurt-am-Main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Offenbach-am-Main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Wiesbaden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Bergstrasse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Darmstadt-Dieburg</text:p>
          </table:table-cell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Gross-Gerau</text:p>
          </table:table-cell>
        </table:table-row>
        <table:table-row table:style-name="ro1">
          <table:table-cell office:value-type="float" office:value="6434">
            <text:p>6434</text:p>
          </table:table-cell>
          <table:table-cell office:value-type="string">
            <text:p>Hochtaunuskreis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Main-Kinzig-Kreis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Main-Taunus-Kreis</text:p>
          </table:table-cell>
        </table:table-row>
        <table:table-row table:style-name="ro1">
          <table:table-cell office:value-type="float" office:value="6437">
            <text:p>6437</text:p>
          </table:table-cell>
          <table:table-cell office:value-type="string">
            <text:p>Odenwaldkreis</text:p>
          </table:table-cell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Offenbach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office:value-type="string">
            <text:p>Rheingau-Taunus-Kreis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Wetteraukreis</text:p>
          </table:table-cell>
        </table:table-row>
        <table:table-row table:style-name="ro1">
          <table:table-cell office:value-type="float" office:value="6531">
            <text:p>6531</text:p>
          </table:table-cell>
          <table:table-cell office:value-type="string">
            <text:p>Giessen</text:p>
          </table:table-cell>
        </table:table-row>
        <table:table-row table:style-name="ro1">
          <table:table-cell office:value-type="float" office:value="6532">
            <text:p>6532</text:p>
          </table:table-cell>
          <table:table-cell office:value-type="string">
            <text:p>Lahn-Dill-Kreis</text:p>
          </table:table-cell>
        </table:table-row>
        <table:table-row table:style-name="ro1">
          <table:table-cell office:value-type="float" office:value="6533">
            <text:p>6533</text:p>
          </table:table-cell>
          <table:table-cell office:value-type="string">
            <text:p>Limburg-Weilburg</text:p>
          </table:table-cell>
        </table:table-row>
        <table:table-row table:style-name="ro1">
          <table:table-cell office:value-type="float" office:value="6534">
            <text:p>6534</text:p>
          </table:table-cell>
          <table:table-cell office:value-type="string">
            <text:p>Marburg-Diebenkopf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office:value-type="string">
            <text:p>Vogelsbergkreis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Kassel-City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office:value-type="string">
            <text:p>Fulda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Hersfeld-Rotenburg</text:p>
          </table:table-cell>
        </table:table-row>
        <table:table-row table:style-name="ro1">
          <table:table-cell office:value-type="float" office:value="6633">
            <text:p>6633</text:p>
          </table:table-cell>
          <table:table-cell office:value-type="string">
            <text:p>Kassel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Schwalm-Eder-Kreis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Waldeck-Frankenberg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Werra-Meissner-Krei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7.07.2021</text:date>, <text:time>17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2:20:49.11</meta:creation-date>
    <dc:date>2021-07-27T17:24:49.31</dc:date>
    <meta:editing-duration>PT2H10M54S</meta:editing-duration>
    <meta:editing-cycles>4</meta:editing-cycles>
    <meta:generator>OpenOffice/4.1.10$Win32 OpenOffice.org_project/4110m2$Build-9807</meta:generator>
    <meta:document-statistic meta:table-count="3" meta:cell-count="54" meta:object-count="0"/>
  </office:meta>
</office:document-meta>
</file>